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1.92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6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3.40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<text:s/>Perm Check<text:line-break/>Check whether array A is a permutation.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8cm" svg:height="12.178cm" svg:x="0cm" svg:y="1.94cm">
          <draw:text-box>
            <text:p><text:span text:style-name="T1">A non-empty array A consisting of N integers is given.</text:span></text:p>
            <text:p><text:span text:style-name="T1">A permutation is a sequence containing each element from 1 to N once, and only once.</text:span></text:p>
            <text:p/>
            <text:p><text:span text:style-name="T1">For example, array A such that:</text:span></text:p>
            <text:p><text:span text:style-name="T1"><text:s text:c="4"/></text:span><text:span text:style-name="T1">A[0] = 4</text:span></text:p>
            <text:p><text:span text:style-name="T1"><text:s text:c="4"/></text:span><text:span text:style-name="T1">A[1] = 1</text:span></text:p>
            <text:p><text:span text:style-name="T1"><text:s text:c="4"/></text:span><text:span text:style-name="T1">A[2] = 3</text:span></text:p>
            <text:p><text:span text:style-name="T1"><text:s text:c="4"/></text:span><text:span text:style-name="T1">A[3] = 2</text:span></text:p>
            <text:p><text:span text:style-name="T1">is a permutation, but array A such that:</text:span></text:p>
            <text:p><text:span text:style-name="T2"/></text:p>
            <text:p><text:span text:style-name="T1"><text:s text:c="4"/></text:span><text:span text:style-name="T1">A[0] = 4</text:span></text:p>
            <text:p><text:span text:style-name="T1"><text:s text:c="4"/></text:span><text:span text:style-name="T1">A[1] = 1</text:span></text:p>
            <text:p><text:span text:style-name="T1"><text:s text:c="4"/></text:span><text:span text:style-name="T1">A[2] = 3</text:span></text:p>
            <text:p><text:span text:style-name="T1">is not a permutation, because value 2 is missing.</text:span></text:p>
            <text:p/>
            <text:p><text:span text:style-name="T1">The goal is to check whether array A is a permutation.</text:span></text:p>
            <text:p/>
            <text:p><text:span text:style-name="T1">Write a function:</text:span></text:p>
            <text:p><text:span text:style-name="T1"><text:s text:c="4"/></text:span><text:span text:style-name="T1">def solution(A)</text:span></text:p>
            <text:p><text:span text:style-name="T2"/></text:p>
            <text:p><text:span text:style-name="T1">that, given an array A, returns 1 if array A is a permutation and 0 if it is not.</text:span></text:p>
            <text:p><text:span text:style-name="T1">Write an efficient algorithm for the following assumptions:</text:span></text:p>
            <text:p><text:span text:style-name="T1"><text:s text:c="8"/></text:span><text:span text:style-name="T1">N is an integer within the range [1..100,000];</text:span></text:p>
            <text:p><text:span text:style-name="T1"><text:s text:c="8"/></text:span><text:span text:style-name="T1">each element of array A is an integer within the range [1..1,000,000,000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Example</text:p>
          </draw:text-box>
        </draw:frame>
        <draw:frame draw:style-name="gr3" draw:text-style-name="P4" draw:layer="layout" svg:width="26.67cm" svg:height="10.91cm" svg:x="0.635cm" svg:y="2.54cm">
          <draw:text-box>
            <text:p text:style-name="P3"><text:span text:style-name="T3">A permutation is a sequence containing each element from 1 to N once, and only once.</text:span></text:p>
            <text:p text:style-name="P3"><text:span text:style-name="T3"/></text:p>
            <text:p text:style-name="P3"><text:span text:style-name="T3">For example, array A such that:</text:span></text:p>
            <text:p text:style-name="P3"><text:span text:style-name="T3"><text:s text:c="4"/></text:span><text:span text:style-name="T3">A[0] = 4</text:span></text:p>
            <text:p text:style-name="P3"><text:span text:style-name="T3"><text:s text:c="4"/></text:span><text:span text:style-name="T3">A[1] = 1</text:span></text:p>
            <text:p text:style-name="P3"><text:span text:style-name="T3"><text:s text:c="4"/></text:span><text:span text:style-name="T3">A[2] = 3</text:span></text:p>
            <text:p text:style-name="P3"><text:span text:style-name="T3"><text:s text:c="4"/></text:span><text:span text:style-name="T3">A[3] = 2</text:span></text:p>
            <text:p text:style-name="P3"><text:span text:style-name="T3"/></text:p>
            <text:p text:style-name="P3"><text:span text:style-name="T3">is a permutation, but array A such that:</text:span></text:p>
            <text:p text:style-name="P3"><text:span text:style-name="T3"><text:s text:c="4"/></text:span><text:span text:style-name="T3">A[0] = 4</text:span></text:p>
            <text:p text:style-name="P3"><text:span text:style-name="T3"><text:s text:c="4"/></text:span><text:span text:style-name="T3">A[1] = 1</text:span></text:p>
            <text:p text:style-name="P3"><text:span text:style-name="T3"><text:s text:c="4"/></text:span><text:span text:style-name="T3">A[2] = 3</text:span></text:p>
            <text:p text:style-name="P3"><text:span text:style-name="T3"/></text:p>
            <text:p text:style-name="P3"><text:span text:style-name="T3">is not a permutation, because value 2 is missing.</text:span></text:p>
            <text:p text:style-name="P3"><text:span text:style-name="T3"/></text:p>
            <text:p text:style-name="P3"><text:span text:style-name="T3">The goal is to check whether array A is a permutation.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int</text:p>
          </draw:text-box>
        </draw:frame>
        <draw:frame draw:style-name="gr4" draw:text-style-name="P2" draw:layer="layout" svg:width="27.94cm" svg:height="12.7cm" svg:x="0cm" svg:y="1.905cm">
          <draw:text-box>
            <text:p>We will maintain two variables:</text:p>
            <text:p/>
            <text:p text:style-name="P3">false_positions: this is a list of size len(A) + 1 containing all False values at the time of initialization but are set to True as we would iterate over A</text:p>
            <text:p/>
            <text:p>Note: at the initialization step itself, we would set A[0] = True</text:p>
            <text:p/>
            <text:p>count_false: maintains a decrementing count of ‘False’ values remaining in the false_positions variable</text:p>
            <text:p/>
            <text:p>We would iterate over the input array A and keep updating the false_positions and count_false variables.</text:p>
            <text:p>After the we are done iterating over array A, we would see if count_false is zero or not.</text:p>
            <text:p>If count_false is zero: we would return ‘permutation found’, otherwise ‘permutation not found’.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</text:p>
          </draw:text-box>
        </draw:frame>
        <draw:frame draw:style-name="gr5" draw:text-style-name="P2" draw:layer="layout" svg:width="27.94cm" svg:height="12.338cm" svg:x="0cm" svg:y="2.54cm">
          <draw:text-box>
            <text:p>def solution(A):</text:p>
            <text:p><text:s text:c="4"/>false_positions = [False for i in range(len(A) + 1)]</text:p>
            <text:p><text:s text:c="4"/>count_false = len(A)</text:p>
            <text:p><text:s text:c="4"/>false_positions[0] = True</text:p>
            <text:p/>
            <text:p><text:s text:c="4"/>for i in range(len(A)):</text:p>
            <text:p><text:s text:c="8"/>if(A[i] &lt;= len(A)):</text:p>
            <text:p><text:s text:c="12"/>if(false_positions[A[i]] == False):</text:p>
            <text:p><text:s text:c="16"/>false_positions[A[i]] = True</text:p>
            <text:p><text:s text:c="16"/>count_false -= 1</text:p>
            <text:p/>
            <text:p><text:s text:c="4"/>if count_false == 0:</text:p>
            <text:p><text:s text:c="8"/>return 1</text:p>
            <text:p><text:s text:c="4"/>else:</text:p>
            <text:p><text:s text:c="8"/>return 0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ample Test Cases </text:p>
          </draw:text-box>
        </draw:frame>
        <draw:frame draw:style-name="gr6" draw:text-style-name="P2" draw:layer="layout" svg:width="25.4cm" svg:height="8.89cm" svg:x="0.635cm" svg:y="2.54cm">
          <draw:text-box>
            <text:p>Detected time complexity:</text:p>
            <text:p>O(N) or O(N * log(N))</text:p>
            <text:p/>
            <text:p>([4, 1, 3, 2])</text:p>
            <text:p/>
            <text:p>([4, 1, 3])</text:p>
            <text:p/>
            <text:p><text:span text:style-name="T4">([1, 1, 4, 4]) # Suggested by Rohit Su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Performance Tests</text:p>
          </draw:text-box>
        </draw:frame>
        <draw:frame draw:style-name="gr7" draw:text-style-name="P2" draw:layer="layout" svg:width="13.335cm" svg:height="13.709cm" svg:x="0cm" svg:y="1.905cm">
          <draw:text-box>
            <text:p><text:span text:style-name="T5">Correctness tests</text:span></text:p>
            <text:p/>
            <text:p><text:span text:style-name="T6">extreme_min_max</text:span></text:p>
            <text:p><text:span text:style-name="T6">single element with minimal/maximal value</text:span></text:p>
            <text:p/>
            <text:p><text:span text:style-name="T6">single</text:span></text:p>
            <text:p><text:span text:style-name="T6">single element</text:span></text:p>
            <text:p/>
            <text:p><text:span text:style-name="T6">double</text:span></text:p>
            <text:p><text:span text:style-name="T6">two elements</text:span></text:p>
            <text:p/>
            <text:p><text:span text:style-name="T6">antiSum1</text:span></text:p>
            <text:p><text:span text:style-name="T6">total sum is correct, but it is not a permutation, N &lt;= 10</text:span></text:p>
            <text:p/>
            <text:p><text:span text:style-name="T6">small_permutation</text:span></text:p>
            <text:p><text:span text:style-name="T6">permutation + one element occurs twice, N = ~100</text:span></text:p>
            <text:p/>
            <text:p><text:span text:style-name="T6">permutations_of_ranges</text:span></text:p>
            <text:p><text:span text:style-name="T6">permutations of sets like [2..100] for which the anwsers should be false</text:span></text:p>
            <text:p/>
            <text:p/>
          </draw:text-box>
        </draw:frame>
        <draw:frame draw:style-name="gr8" draw:text-style-name="P2" draw:layer="layout" svg:width="13.97cm" svg:height="12.065cm" svg:x="13.335cm" svg:y="1.905cm">
          <draw:text-box>
            <text:p text:style-name="P3"><text:span text:style-name="T5">Performance tests</text:span></text:p>
            <text:p text:style-name="P3"/>
            <text:p text:style-name="P3"><text:span text:style-name="T6">medium_permutation</text:span></text:p>
            <text:p text:style-name="P3"><text:span text:style-name="T6">permutation + few elements occur twice, N = ~10,000</text:span></text:p>
            <text:p text:style-name="P3"/>
            <text:p text:style-name="P3"><text:span text:style-name="T6">antiSum2</text:span></text:p>
            <text:p text:style-name="P3"><text:span text:style-name="T6">total sum is correct, but it is not a permutation, N = ~100,000</text:span></text:p>
            <text:p text:style-name="P3"/>
            <text:p text:style-name="P3"><text:span text:style-name="T6">large_not_permutation</text:span></text:p>
            <text:p text:style-name="P3"><text:span text:style-name="T6">permutation + one element occurs three times, N = ~100,000</text:span></text:p>
            <text:p text:style-name="P3"/>
            <text:p text:style-name="P3"><text:span text:style-name="T6">large_range</text:span></text:p>
            <text:p text:style-name="P3"><text:span text:style-name="T6">sequence 1, 2, ..., N, N = ~100,000</text:span></text:p>
            <text:p text:style-name="P3"/>
            <text:p text:style-name="P3"><text:span text:style-name="T6">extreme_values</text:span></text:p>
            <text:p text:style-name="P3"><text:span text:style-name="T6">all the same values, N = ~100,000</text:span></text:p>
            <text:p text:style-name="P3"/>
            <text:p text:style-name="P3"><text:span text:style-name="T6">various_permutations</text:span></text:p>
            <text:p text:style-name="P3"><text:span text:style-name="T6">all sequences are permut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olution 2: Rohit’s Algo</text:p>
          </draw:text-box>
        </draw:frame>
        <draw:frame draw:style-name="gr9" draw:text-style-name="P2" draw:layer="layout" svg:width="26.67cm" svg:height="10.795cm" svg:x="0.635cm" svg:y="2.54cm">
          <draw:text-box>
            <text:p>Sort the input array A using the language’s built-in sorting method.</text:p>
            <text:p/>
            <text:p>We would maintain two variables:</text:p>
            <text:p>one_is_there: that makes sure we have a one in the array. This helps our code from breaking in case the numbers sequenced from let’s say 3 to 10, or 2 to 8 (for example) but one is missing.</text:p>
            <text:p/>
            <text:p>diff_one: that checks that in the sorted array all the consecutive elements in the sorted array A are at a gap of one.</text:p>
            <text:p/>
            <text:p>Then we iterate over the input array and maintain these two flags.</text:p>
            <text:p>At the end, we check value of these flags and return whether input array is a permutation (1) or not a permutation (0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ohit’s Solution</text:p>
          </draw:text-box>
        </draw:frame>
        <draw:frame draw:style-name="gr10" draw:text-style-name="P6" draw:layer="layout" svg:width="19.05cm" svg:height="11.153cm" svg:x="0.135cm" svg:y="2.14cm">
          <draw:text-box>
            <text:p text:style-name="P5"><text:span text:style-name="T1">def solution(A):</text:span></text:p>
            <text:p text:style-name="P5"><text:span text:style-name="T1"><text:s text:c="4"/></text:span><text:span text:style-name="T1"># Implement your solution here</text:span></text:p>
            <text:p text:style-name="P5"><text:span text:style-name="T1"><text:s text:c="4"/></text:span><text:span text:style-name="T1">A = sorted(A)</text:span></text:p>
            <text:p text:style-name="P5"><text:span text:style-name="T1"/></text:p>
            <text:p text:style-name="P5"><text:span text:style-name="T1"><text:s text:c="4"/></text:span><text:span text:style-name="T1">one_is_there = False </text:span></text:p>
            <text:p text:style-name="P5"><text:span text:style-name="T1"><text:s text:c="4"/></text:span><text:span text:style-name="T1">diff_one = False</text:span></text:p>
            <text:p text:style-name="P5"><text:span text:style-name="T1"/></text:p>
            <text:p text:style-name="P5"><text:span text:style-name="T1"><text:s text:c="4"/></text:span><text:span text:style-name="T1">if len(A) == 1 and A[0] == 1:</text:span></text:p>
            <text:p text:style-name="P5"><text:span text:style-name="T1"><text:s text:c="8"/></text:span><text:span text:style-name="T1">return 1</text:span></text:p>
            <text:p text:style-name="P5"><text:span text:style-name="T1"/></text:p>
            <text:p text:style-name="P5"><text:span text:style-name="T1"><text:s text:c="4"/></text:span><text:span text:style-name="T1">for i in range(len(A) - 1):</text:span></text:p>
            <text:p text:style-name="P5"><text:span text:style-name="T1"><text:s text:c="8"/></text:span><text:span text:style-name="T1">if A[i] == 1 or A[i+1] == 1:</text:span></text:p>
            <text:p text:style-name="P5"><text:span text:style-name="T1"><text:s text:c="12"/></text:span><text:span text:style-name="T1">one_is_there = True </text:span></text:p>
            <text:p text:style-name="P5"><text:span text:style-name="T1"><text:s text:c="8"/></text:span><text:span text:style-name="T1">if A[i+1] - A[i] != 1:</text:span></text:p>
            <text:p text:style-name="P5"><text:span text:style-name="T1"><text:s text:c="12"/></text:span><text:span text:style-name="T1">diff_one = False</text:span></text:p>
            <text:p text:style-name="P5"><text:span text:style-name="T1"><text:s text:c="12"/></text:span><text:span text:style-name="T1">return 0</text:span></text:p>
            <text:p text:style-name="P5"><text:span text:style-name="T1"><text:s text:c="8"/></text:span><text:span text:style-name="T1">else:</text:span></text:p>
            <text:p text:style-name="P5"><text:span text:style-name="T1"><text:s text:c="12"/></text:span><text:span text:style-name="T1">diff_one = True </text:span></text:p>
            <text:p text:style-name="P5"><text:span text:style-name="T1"/></text:p>
            <text:p text:style-name="P5"><text:span text:style-name="T1"><text:s text:c="4"/></text:span><text:span text:style-name="T1">if one_is_there and diff_one:</text:span></text:p>
            <text:p text:style-name="P5"><text:span text:style-name="T1"><text:s text:c="8"/></text:span><text:span text:style-name="T1">return 1</text:span></text:p>
            <text:p text:style-name="P5"><text:span text:style-name="T1"><text:s text:c="4"/></text:span><text:span text:style-name="T1">else:</text:span></text:p>
            <text:p text:style-name="P5"><text:span text:style-name="T1"><text:s text:c="8"/></text:span><text:span text:style-name="T1">return 0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3:21:29.232793499</meta:creation-date>
    <meta:editing-duration>PT52M55S</meta:editing-duration>
    <meta:editing-cycles>9</meta:editing-cycles>
    <meta:generator>LibreOffice/7.6.3.2$Linux_X86_64 LibreOffice_project/29d686fea9f6705b262d369fede658f824154cc0</meta:generator>
    <dc:title>Blue Curve</dc:title>
    <dc:date>2023-12-21T15:36:51.089426728</dc:date>
    <meta:document-statistic meta:object-count="71"/>
  </office:meta>
</office:document-meta>
</file>